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INNH1" style:master-page-name="MP0" style:family="paragraph">
      <style:paragraph-properties fo:break-before="page">
        <style:tab-stops>
          <style:tab-stop style:type="right" style:leader-style="dotted" style:leader-text="." style:position="6.2604in"/>
        </style:tab-stops>
      </style:paragraph-properties>
    </style:style>
    <style:style style:name="P2" style:parent-style-name="INNH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3" style:parent-style-name="INNH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4" style:parent-style-name="INNH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5" style:parent-style-name="INNH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6" style:parent-style-name="INNH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7" style:parent-style-name="INNH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8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9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10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11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12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13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14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15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16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17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18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19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20" style:parent-style-name="INNH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21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22" style:parent-style-name="INNH4" style:family="paragraph">
      <style:paragraph-properties>
        <style:tab-stops>
          <style:tab-stop style:type="right" style:leader-style="dotted" style:leader-text="." style:position="5.802in"/>
        </style:tab-stops>
      </style:paragraph-properties>
    </style:style>
    <style:style style:name="P23" style:parent-style-name="INNH4" style:family="paragraph">
      <style:paragraph-properties>
        <style:tab-stops>
          <style:tab-stop style:type="right" style:leader-style="dotted" style:leader-text="." style:position="5.802in"/>
        </style:tab-stops>
      </style:paragraph-properties>
    </style:style>
    <style:style style:name="P24" style:parent-style-name="INNH4" style:family="paragraph">
      <style:paragraph-properties>
        <style:tab-stops>
          <style:tab-stop style:type="right" style:leader-style="dotted" style:leader-text="." style:position="5.802in"/>
        </style:tab-stops>
      </style:paragraph-properties>
    </style:style>
    <style:style style:name="P25" style:parent-style-name="INNH4" style:family="paragraph">
      <style:paragraph-properties>
        <style:tab-stops>
          <style:tab-stop style:type="right" style:leader-style="dotted" style:leader-text="." style:position="5.802in"/>
        </style:tab-stops>
      </style:paragraph-properties>
    </style:style>
    <style:style style:name="P26" style:parent-style-name="INNH4" style:family="paragraph">
      <style:paragraph-properties>
        <style:tab-stops>
          <style:tab-stop style:type="right" style:leader-style="dotted" style:leader-text="." style:position="5.802in"/>
        </style:tab-stops>
      </style:paragraph-properties>
    </style:style>
    <style:style style:name="P27" style:parent-style-name="INNH4" style:family="paragraph">
      <style:paragraph-properties>
        <style:tab-stops>
          <style:tab-stop style:type="right" style:leader-style="dotted" style:leader-text="." style:position="5.802in"/>
        </style:tab-stops>
      </style:paragraph-properties>
    </style:style>
    <style:style style:name="P28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29" style:parent-style-name="INNH4" style:family="paragraph">
      <style:paragraph-properties>
        <style:tab-stops>
          <style:tab-stop style:type="right" style:leader-style="dotted" style:leader-text="." style:position="5.802in"/>
        </style:tab-stops>
      </style:paragraph-properties>
    </style:style>
    <style:style style:name="P30" style:parent-style-name="INNH4" style:family="paragraph">
      <style:paragraph-properties>
        <style:tab-stops>
          <style:tab-stop style:type="right" style:leader-style="dotted" style:leader-text="." style:position="5.802in"/>
        </style:tab-stops>
      </style:paragraph-properties>
    </style:style>
    <style:style style:name="P31" style:parent-style-name="INNH4" style:family="paragraph">
      <style:paragraph-properties>
        <style:tab-stops>
          <style:tab-stop style:type="right" style:leader-style="dotted" style:leader-text="." style:position="5.802in"/>
        </style:tab-stops>
      </style:paragraph-properties>
    </style:style>
    <style:style style:name="P32" style:parent-style-name="INNH4" style:family="paragraph">
      <style:paragraph-properties>
        <style:tab-stops>
          <style:tab-stop style:type="right" style:leader-style="dotted" style:leader-text="." style:position="5.802in"/>
        </style:tab-stops>
      </style:paragraph-properties>
    </style:style>
    <style:style style:name="P33" style:parent-style-name="INNH3" style:family="paragraph">
      <style:paragraph-properties>
        <style:tab-stops>
          <style:tab-stop style:type="right" style:leader-style="dotted" style:leader-text="." style:position="5.9548in"/>
        </style:tab-stops>
      </style:paragraph-properties>
    </style:style>
    <style:style style:name="P34" style:parent-style-name="INNH4" style:family="paragraph">
      <style:paragraph-properties>
        <style:tab-stops>
          <style:tab-stop style:type="right" style:leader-style="dotted" style:leader-text="." style:position="5.802in"/>
        </style:tab-stops>
      </style:paragraph-properties>
    </style:style>
    <style:style style:name="P35" style:parent-style-name="INNH4" style:family="paragraph">
      <style:paragraph-properties>
        <style:tab-stops>
          <style:tab-stop style:type="right" style:leader-style="dotted" style:leader-text="." style:position="5.802in"/>
        </style:tab-stops>
      </style:paragraph-properties>
    </style:style>
    <style:style style:name="T36" style:parent-style-name="Standardskriftforavsnitt" style:family="text">
      <style:text-properties style:font-name="Aptos" style:font-name-asian="Aptos" style:font-name-complex="Aptos"/>
    </style:style>
    <style:style style:name="P37" style:parent-style-name="Normal" style:family="paragraph">
      <style:text-properties style:font-name="Aptos" style:font-name-asian="Aptos" style:font-name-complex="Aptos" fo:language="en" fo:country="US"/>
    </style:style>
    <style:style style:name="T38" style:parent-style-name="Standardskriftforavsnitt" style:family="text">
      <style:text-properties fo:font-weight="bold" style:font-weight-asian="bold" style:font-weight-complex="bold" fo:language="en" fo:country="US"/>
    </style:style>
    <style:style style:name="T39" style:parent-style-name="Standardskriftforavsnitt" style:family="text">
      <style:text-properties fo:font-weight="bold" style:font-weight-asian="bold" style:font-weight-complex="bold" fo:language="en" fo:country="US"/>
    </style:style>
    <style:style style:name="T40" style:parent-style-name="Standardskriftforavsnitt" style:family="text">
      <style:text-properties fo:font-weight="bold" style:font-weight-asian="bold" style:font-weight-complex="bold" fo:language="en" fo:country="US"/>
    </style:style>
    <style:style style:name="T41" style:parent-style-name="Standardskriftforavsnitt" style:family="text">
      <style:text-properties fo:language="en" fo:country="US"/>
    </style:style>
    <style:style style:name="T42" style:parent-style-name="Standardskriftforavsnitt" style:family="text">
      <style:text-properties fo:language="en" fo:country="US"/>
    </style:style>
    <style:style style:name="T43" style:parent-style-name="Standardskriftforavsnitt" style:family="text">
      <style:text-properties fo:language="en" fo:country="US"/>
    </style:style>
    <style:style style:name="T44" style:parent-style-name="Standardskriftforavsnitt" style:family="text">
      <style:text-properties fo:language="en" fo:country="US"/>
    </style:style>
    <style:style style:name="T45" style:parent-style-name="Standardskriftforavsnitt" style:family="text">
      <style:text-properties fo:font-weight="bold" style:font-weight-asian="bold" style:font-weight-complex="bold"/>
    </style:style>
    <style:style style:name="T46" style:parent-style-name="Standardskriftforavsnitt" style:family="text">
      <style:text-properties fo:font-weight="bold" style:font-weight-asian="bold" style:font-weight-complex="bold"/>
    </style:style>
    <style:style style:name="T47" style:parent-style-name="Standardskriftforavsnitt" style:family="text">
      <style:text-properties fo:font-weight="bold" style:font-weight-asian="bold" style:font-weight-complex="bold"/>
    </style:style>
    <style:style style:name="T48" style:parent-style-name="Standardskriftforavsnitt" style:family="text">
      <style:text-properties fo:font-weight="bold" style:font-weight-asian="bold" style:font-weight-complex="bold"/>
    </style:style>
    <style:style style:name="T49" style:parent-style-name="Standardskriftforavsnitt" style:family="text">
      <style:text-properties fo:font-weight="bold" style:font-weight-asian="bold" style:font-weight-complex="bold"/>
    </style:style>
    <style:style style:name="T50" style:parent-style-name="Standardskriftforavsnitt" style:family="text">
      <style:text-properties fo:font-weight="bold" style:font-weight-asian="bold" style:font-weight-complex="bold"/>
    </style:style>
    <style:style style:name="T51" style:parent-style-name="Standardskriftforavsnitt" style:family="text">
      <style:text-properties fo:font-weight="bold" style:font-weight-asian="bold" style:font-weight-complex="bold"/>
    </style:style>
    <style:style style:name="T52" style:parent-style-name="Standardskriftforavsnitt" style:family="text">
      <style:text-properties fo:font-weight="bold" style:font-weight-asian="bold" style:font-weight-complex="bold"/>
    </style:style>
    <style:style style:name="T53" style:parent-style-name="Standardskriftforavsnitt" style:family="text">
      <style:text-properties fo:font-weight="bold" style:font-weight-asian="bold" style:font-weight-complex="bold"/>
    </style:style>
    <style:style style:name="T54" style:parent-style-name="Standardskriftforavsnitt" style:family="text">
      <style:text-properties fo:font-weight="bold" style:font-weight-asian="bold" style:font-weight-complex="bold"/>
    </style:style>
    <style:style style:name="T55" style:parent-style-name="Standardskriftforavsnitt" style:family="text">
      <style:text-properties fo:font-weight="bold" style:font-weight-asian="bold" style:font-weight-complex="bold"/>
    </style:style>
    <style:style style:name="T56" style:parent-style-name="Standardskriftforavsnitt" style:family="text">
      <style:text-properties fo:font-weight="bold" style:font-weight-asian="bold" style:font-weight-complex="bold"/>
    </style:style>
    <style:style style:name="T57" style:parent-style-name="Standardskriftforavsnitt" style:family="text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T59" style:parent-style-name="Standardskriftforavsnitt" style:family="text">
      <style:text-properties fo:font-weight="bold" style:font-weight-asian="bold" style:font-weight-complex="bold"/>
    </style:style>
    <style:style style:name="T60" style:parent-style-name="Standardskriftforavsnitt" style:family="text">
      <style:text-properties fo:font-weight="bold" style:font-weight-asian="bold" style:font-weight-complex="bold"/>
    </style:style>
    <style:style style:name="T61" style:parent-style-name="Standardskriftforavsnitt" style:family="text">
      <style:text-properties fo:font-weight="bold" style:font-weight-asian="bold" style:font-weight-complex="bold"/>
    </style:style>
    <style:style style:name="T62" style:parent-style-name="Standardskriftforavsnitt" style:family="text">
      <style:text-properties fo:font-weight="bold" style:font-weight-asian="bold" style:font-weight-complex="bold"/>
    </style:style>
    <style:style style:name="T63" style:parent-style-name="Standardskriftforavsnitt" style:family="text">
      <style:text-properties fo:font-weight="bold" style:font-weight-asian="bold" style:font-weight-complex="bold"/>
    </style:style>
    <style:style style:name="T64" style:parent-style-name="Standardskriftforavsnitt" style:family="text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T66" style:parent-style-name="Standardskriftforavsnitt" style:family="text">
      <style:text-properties fo:font-weight="bold" style:font-weight-asian="bold" style:font-weight-complex="bold"/>
    </style:style>
    <style:style style:name="T67" style:parent-style-name="Standardskriftforavsnitt" style:family="text">
      <style:text-properties fo:font-weight="bold" style:font-weight-asian="bold" style:font-weight-complex="bold"/>
    </style:style>
    <style:style style:name="T68" style:parent-style-name="Standardskriftforavsnitt" style:family="text">
      <style:text-properties fo:font-weight="bold" style:font-weight-asian="bold" style:font-weight-complex="bold"/>
    </style:style>
    <style:style style:name="T69" style:parent-style-name="Standardskriftforavsnitt" style:family="text">
      <style:text-properties fo:font-weight="bold" style:font-weight-asian="bold" style:font-weight-complex="bold"/>
    </style:style>
    <style:style style:name="T70" style:parent-style-name="Standardskriftforavsnitt" style:family="text">
      <style:text-properties fo:font-weight="bold" style:font-weight-asian="bold" style:font-weight-complex="bold"/>
    </style:style>
    <style:style style:name="T71" style:parent-style-name="Standardskriftforavsnitt" style:family="text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T73" style:parent-style-name="Standardskriftforavsnitt" style:family="text">
      <style:text-properties fo:font-weight="bold" style:font-weight-asian="bold" style:font-weight-complex="bold"/>
    </style:style>
    <style:style style:name="T74" style:parent-style-name="Standardskriftforavsnitt" style:family="text">
      <style:text-properties fo:font-weight="bold" style:font-weight-asian="bold" style:font-weight-complex="bold"/>
    </style:style>
    <style:style style:name="T75" style:parent-style-name="Standardskriftforavsnitt" style:family="text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T79" style:parent-style-name="Standardskriftforavsnitt" style:family="text">
      <style:text-properties fo:font-weight="bold" style:font-weight-asian="bold" style:font-weight-complex="bold" fo:language="en" fo:country="US"/>
    </style:style>
    <style:style style:name="T80" style:parent-style-name="Standardskriftforavsnitt" style:family="text">
      <style:text-properties fo:font-weight="bold" style:font-weight-asian="bold" style:font-weight-complex="bold" fo:language="en" fo:country="US"/>
    </style:style>
    <style:style style:name="T81" style:parent-style-name="Standardskriftforavsnitt" style:family="text">
      <style:text-properties fo:font-weight="bold" style:font-weight-asian="bold" style:font-weight-complex="bold" fo:language="en" fo:country="US"/>
    </style:style>
    <style:style style:name="T82" style:parent-style-name="Standardskriftforavsnitt" style:family="text">
      <style:text-properties fo:language="en" fo:country="US"/>
    </style:style>
    <style:style style:name="T83" style:parent-style-name="Standardskriftforavsnitt" style:family="text">
      <style:text-properties fo:language="en" fo:country="US"/>
    </style:style>
    <style:style style:name="T84" style:parent-style-name="Standardskriftforavsnitt" style:family="text">
      <style:text-properties fo:language="en" fo:country="US"/>
    </style:style>
    <style:style style:name="T85" style:parent-style-name="Standardskriftforavsnitt" style:family="text">
      <style:text-properties fo:language="en" fo:country="US"/>
    </style:style>
    <style:style style:name="T86" style:parent-style-name="Standardskriftforavsnitt" style:family="text">
      <style:text-properties fo:language="en" fo:country="US"/>
    </style:style>
    <style:style style:name="T87" style:parent-style-name="Standardskriftforavsnitt" style:family="text">
      <style:text-properties fo:language="en" fo:country="US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T90" style:parent-style-name="Standardskriftforavsnitt" style:family="text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font-weight="bold" style:font-weight-asian="bold" style:font-weight-complex="bold" fo:language="en" fo:country="US"/>
    </style:style>
    <style:style style:name="P94" style:parent-style-name="Overskrift3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T97" style:parent-style-name="Standardskriftforavsnitt" style:family="text">
      <style:text-properties fo:font-weight="bold" style:font-weight-asian="bold" style:font-weight-complex="bold" fo:language="en" fo:country="US"/>
    </style:style>
    <style:style style:name="T98" style:parent-style-name="Standardskriftforavsnitt" style:family="text">
      <style:text-properties fo:language="en" fo:country="US"/>
    </style:style>
    <style:style style:name="T99" style:parent-style-name="Standardskriftforavsnitt" style:family="text">
      <style:text-properties fo:language="en" fo:country="US"/>
    </style:style>
    <style:style style:name="T100" style:parent-style-name="Standardskriftforavsnitt" style:family="text">
      <style:text-properties fo:language="en" fo:country="US"/>
    </style:style>
    <style:style style:name="T101" style:parent-style-name="Standardskriftforavsnitt" style:family="text">
      <style:text-properties fo:language="en" fo:country="US"/>
    </style:style>
    <style:style style:name="P102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103" style:parent-style-name="Standardskriftforavsnitt" style:family="text">
      <style:text-properties style:font-name="Aptos" style:font-name-asian="Aptos" style:font-name-complex="Aptos" fo:color="#000000"/>
    </style:style>
    <style:style style:name="T104" style:parent-style-name="Standardskriftforavsnitt" style:family="text">
      <style:text-properties style:font-name="Aptos" style:font-name-asian="Aptos" style:font-name-complex="Aptos" fo:color="#000000"/>
    </style:style>
    <style:style style:name="T105" style:parent-style-name="Standardskriftforavsnitt" style:family="text">
      <style:text-properties style:font-name="Aptos" style:font-name-asian="Aptos" style:font-name-complex="Aptos" fo:color="#000000"/>
    </style:style>
    <style:style style:name="T106" style:parent-style-name="Standardskriftforavsnitt" style:family="text">
      <style:text-properties style:font-name="Aptos" style:font-name-asian="Aptos" style:font-name-complex="Aptos" fo:color="#000000"/>
    </style:style>
    <style:style style:name="T107" style:parent-style-name="Standardskriftforavsnitt" style:family="text">
      <style:text-properties style:font-name="Aptos" style:font-name-asian="Aptos" style:font-name-complex="Aptos" fo:font-weight="bold" style:font-weight-asian="bold" style:font-weight-complex="bold" fo:color="#000000" fo:language="en" fo:country="US"/>
    </style:style>
    <style:style style:name="T108" style:parent-style-name="Standardskriftforavsnitt" style:family="text">
      <style:text-properties style:font-name="Aptos" style:font-name-asian="Aptos" style:font-name-complex="Aptos" fo:color="#000000" fo:language="en" fo:country="US"/>
    </style:style>
    <style:style style:name="T109" style:parent-style-name="Standardskriftforavsnitt" style:family="text">
      <style:text-properties style:font-name="Aptos" style:font-name-asian="Aptos" style:font-name-complex="Aptos" fo:color="#000000" fo:language="en" fo:country="US"/>
    </style:style>
    <style:style style:name="T110" style:parent-style-name="Standardskriftforavsnitt" style:family="text">
      <style:text-properties style:font-name="Aptos" style:font-name-asian="Aptos" style:font-name-complex="Aptos" fo:color="#000000" fo:language="en" fo:country="US"/>
    </style:style>
    <style:style style:name="T111" style:parent-style-name="Standardskriftforavsnitt" style:family="text">
      <style:text-properties style:font-name="Aptos" style:font-name-asian="Aptos" style:font-name-complex="Aptos" fo:color="#000000" fo:language="en" fo:country="US"/>
    </style:style>
    <style:style style:name="T112" style:parent-style-name="Standardskriftforavsnitt" style:family="text">
      <style:text-properties style:font-name="Aptos" style:font-name-asian="Aptos" style:font-name-complex="Aptos" fo:color="#000000" fo:language="en" fo:country="US"/>
    </style:style>
    <style:style style:name="T113" style:parent-style-name="Standardskriftforavsnitt" style:family="text">
      <style:text-properties style:font-name="Aptos" style:font-name-asian="Aptos" style:font-name-complex="Aptos" fo:color="#000000" fo:language="en" fo:country="US"/>
    </style:style>
    <style:style style:name="T114" style:parent-style-name="Standardskriftforavsnitt" style:family="text">
      <style:text-properties style:font-name="Aptos" style:font-name-asian="Aptos" style:font-name-complex="Aptos" fo:color="#000000" fo:language="en" fo:country="US"/>
    </style:style>
    <style:style style:name="T115" style:parent-style-name="Standardskriftforavsnitt" style:family="text">
      <style:text-properties style:font-name="Aptos" style:font-name-asian="Aptos" style:font-name-complex="Aptos" fo:color="#000000" fo:language="en" fo:country="US"/>
    </style:style>
    <style:style style:name="P116" style:parent-style-name="Normal" style:family="paragraph">
      <style:text-properties style:font-name="Aptos" style:font-name-asian="Aptos" style:font-name-complex="Aptos" fo:font-weight="bold" style:font-weight-asian="bold" style:font-weight-complex="bold" fo:color="#000000"/>
    </style:style>
    <style:style style:name="T117" style:parent-style-name="Standardskriftforavsnitt" style:family="text">
      <style:text-properties style:font-name="Aptos" style:font-name-asian="Aptos" style:font-name-complex="Aptos" fo:color="#000000"/>
    </style:style>
    <style:style style:name="T118" style:parent-style-name="Standardskriftforavsnitt" style:family="text">
      <style:text-properties style:font-name="Aptos" style:font-name-asian="Aptos" style:font-name-complex="Aptos" fo:color="#000000"/>
    </style:style>
    <style:style style:name="T119" style:parent-style-name="Standardskriftforavsnitt" style:family="text">
      <style:text-properties style:font-name="Aptos" style:font-name-asian="Aptos" style:font-name-complex="Aptos" fo:color="#000000"/>
    </style:style>
    <style:style style:name="T120" style:parent-style-name="Standardskriftforavsnitt" style:family="text">
      <style:text-properties style:font-name="Aptos" style:font-name-asian="Aptos" style:font-name-complex="Aptos" fo:color="#000000"/>
    </style:style>
    <style:style style:name="T121" style:parent-style-name="Standardskriftforavsnitt" style:family="text">
      <style:text-properties style:font-name="Aptos" style:font-name-asian="Aptos" style:font-name-complex="Aptos" fo:color="#000000"/>
    </style:style>
    <style:style style:name="T122" style:parent-style-name="Standardskriftforavsnitt" style:family="text">
      <style:text-properties style:font-name="Aptos" style:font-name-asian="Aptos" style:font-name-complex="Aptos" fo:color="#000000"/>
    </style:style>
    <style:style style:name="T123" style:parent-style-name="Standardskriftforavsnitt" style:family="text">
      <style:text-properties style:font-name="Aptos" style:font-name-asian="Aptos" style:font-name-complex="Aptos" fo:color="#000000"/>
    </style:style>
    <style:style style:name="T124" style:parent-style-name="Standardskriftforavsnitt" style:family="text">
      <style:text-properties style:font-name="Aptos" style:font-name-asian="Aptos" style:font-name-complex="Aptos" fo:color="#000000"/>
    </style:style>
    <style:style style:name="T125" style:parent-style-name="Standardskriftforavsnitt" style:family="text">
      <style:text-properties style:font-name="Aptos" style:font-name-asian="Aptos" style:font-name-complex="Aptos" fo:color="#000000"/>
    </style:style>
    <style:style style:name="T126" style:parent-style-name="Standardskriftforavsnitt" style:family="text">
      <style:text-properties style:font-name="Aptos" style:font-name-asian="Aptos" style:font-name-complex="Aptos" fo:color="#000000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T128" style:parent-style-name="Standardskriftforavsnitt" style:family="text">
      <style:text-properties style:font-name="Aptos" style:font-name-asian="Aptos" style:font-name-complex="Aptos" fo:color="#000000"/>
    </style:style>
    <style:style style:name="T129" style:parent-style-name="Standardskriftforavsnitt" style:family="text">
      <style:text-properties fo:font-weight="bold" style:font-weight-asian="bold" style:font-weight-complex="bold"/>
    </style:style>
    <style:style style:name="T130" style:parent-style-name="Standardskriftforavsnitt" style:family="text">
      <style:text-properties fo:font-weight="bold" style:font-weight-asian="bold" style:font-weight-complex="bold"/>
    </style:style>
    <style:style style:name="T131" style:parent-style-name="Standardskriftforavsnitt" style:family="text">
      <style:text-properties fo:font-weight="bold" style:font-weight-asian="bold" style:font-weight-complex="bold"/>
    </style:style>
    <style:style style:name="T132" style:parent-style-name="Standardskriftforavsnitt" style:family="text">
      <style:text-properties fo:font-weight="bold" style:font-weight-asian="bold" style:font-weight-complex="bold"/>
    </style:style>
    <style:style style:name="T133" style:parent-style-name="Standardskriftforavsnitt" style:family="text">
      <style:text-properties fo:language="en" fo:country="US"/>
    </style:style>
    <style:style style:name="T134" style:parent-style-name="Standardskriftforavsnitt" style:family="text">
      <style:text-properties fo:language="en" fo:country="US"/>
    </style:style>
    <style:style style:name="T135" style:parent-style-name="Standardskriftforavsnitt" style:family="text">
      <style:text-properties fo:language="en" fo:country="US"/>
    </style:style>
    <style:style style:name="T136" style:parent-style-name="Standardskriftforavsnitt" style:family="text">
      <style:text-properties fo:language="en" fo:country="US"/>
    </style:style>
    <style:style style:name="T137" style:parent-style-name="Standardskriftforavsnitt" style:family="text">
      <style:text-properties fo:language="en" fo:country="US"/>
    </style:style>
    <style:style style:name="T138" style:parent-style-name="Standardskriftforavsnitt" style:family="text">
      <style:text-properties fo:font-weight="bold" style:font-weight-asian="bold" style:font-weight-complex="bold"/>
    </style:style>
    <style:style style:name="T139" style:parent-style-name="Standardskriftforavsnitt" style:family="text">
      <style:text-properties fo:font-weight="bold" style:font-weight-asian="bold" style:font-weight-complex="bold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T141" style:parent-style-name="Standardskriftforavsnitt" style:family="text">
      <style:text-properties style:font-name="Aptos" style:font-name-asian="Aptos" style:font-name-complex="Aptos" fo:color="#000000"/>
    </style:style>
    <style:style style:name="T142" style:parent-style-name="Standardskriftforavsnitt" style:family="text">
      <style:text-properties style:font-name="Aptos" style:font-name-asian="Aptos" style:font-name-complex="Aptos" fo:color="#000000"/>
    </style:style>
    <style:style style:name="T143" style:parent-style-name="Standardskriftforavsnitt" style:family="text">
      <style:text-properties style:font-name="Aptos" style:font-name-asian="Aptos" style:font-name-complex="Aptos" fo:color="#000000"/>
    </style:style>
    <style:style style:name="T144" style:parent-style-name="Standardskriftforavsnitt" style:family="text">
      <style:text-properties fo:font-weight="bold" style:font-weight-asian="bold" style:font-weight-complex="bold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font-weight="bold" style:font-weight-asian="bold" style:font-weight-complex="bold"/>
    </style:style>
    <style:style style:name="T147" style:parent-style-name="Standardskriftforavsnitt" style:family="text">
      <style:text-properties fo:font-weight="bold" style:font-weight-asian="bold" style:font-weight-complex="bold"/>
    </style:style>
    <style:style style:name="T148" style:parent-style-name="Standardskriftforavsnitt" style:family="text">
      <style:text-properties fo:font-weight="bold" style:font-weight-asian="bold" style:font-weight-complex="bold"/>
    </style:style>
    <style:style style:name="T149" style:parent-style-name="Standardskriftforavsnitt" style:family="text">
      <style:text-properties fo:font-weight="bold" style:font-weight-asian="bold" style:font-weight-complex="bold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T153" style:parent-style-name="Standardskriftforavsnitt" style:family="text">
      <style:text-properties fo:language="en" fo:country="US"/>
    </style:style>
    <style:style style:name="T154" style:parent-style-name="Standardskriftforavsnitt" style:family="text">
      <style:text-properties fo:language="en" fo:country="US"/>
    </style:style>
    <style:style style:name="T155" style:parent-style-name="Standardskriftforavsnitt" style:family="text">
      <style:text-properties fo:language="en" fo:country="US"/>
    </style:style>
    <style:style style:name="T156" style:parent-style-name="Standardskriftforavsnitt" style:family="text">
      <style:text-properties fo:language="en" fo:country="US"/>
    </style:style>
    <style:style style:name="T157" style:parent-style-name="Standardskriftforavsnitt" style:family="text">
      <style:text-properties fo:language="en" fo:country="US"/>
    </style:style>
    <style:style style:name="T158" style:parent-style-name="Standardskriftforavsnitt" style:family="text">
      <style:text-properties fo:language="en" fo:country="US"/>
    </style:style>
    <style:style style:name="T159" style:parent-style-name="Standardskriftforavsnitt" style:family="text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font-weight="bold" style:font-weight-asian="bold" style:font-weight-complex="bold"/>
    </style:style>
    <style:style style:name="T162" style:parent-style-name="Standardskriftforavsnitt" style:family="text">
      <style:text-properties fo:font-weight="bold" style:font-weight-asian="bold" style:font-weight-complex="bold"/>
    </style:style>
    <style:style style:name="T163" style:parent-style-name="Standardskriftforavsnitt" style:family="text">
      <style:text-properties fo:font-weight="bold" style:font-weight-asian="bold" style:font-weight-complex="bold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T165" style:parent-style-name="Standardskriftforavsnitt" style:family="text">
      <style:text-properties fo:font-weight="bold" style:font-weight-asian="bold" style:font-weight-complex="bold"/>
    </style:style>
    <style:style style:name="T166" style:parent-style-name="Standardskriftforavsnitt" style:family="text">
      <style:text-properties fo:font-weight="bold" style:font-weight-asian="bold" style:font-weight-complex="bold"/>
    </style:style>
    <style:style style:name="T167" style:parent-style-name="Standardskriftforavsnitt" style:family="text">
      <style:text-properties fo:font-weight="bold" style:font-weight-asian="bold" style:font-weight-complex="bold"/>
    </style:style>
    <style:style style:name="T168" style:parent-style-name="Standardskriftforavsnitt" style:family="text">
      <style:text-properties fo:font-weight="bold" style:font-weight-asian="bold" style:font-weight-complex="bold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T171" style:parent-style-name="Standardskriftforavsnitt" style:family="text">
      <style:text-properties fo:font-weight="bold" style:font-weight-asian="bold" style:font-weight-complex="bold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T173" style:parent-style-name="Standardskriftforavsnitt" style:family="text">
      <style:text-properties fo:language="en" fo:country="US"/>
    </style:style>
    <style:style style:name="T174" style:parent-style-name="Standardskriftforavsnitt" style:family="text">
      <style:text-properties style:font-name-asian="MS Mincho" fo:language="en" fo:country="US"/>
    </style:style>
    <style:style style:name="P175" style:parent-style-name="Normal" style:family="paragraph">
      <style:text-properties style:font-name-asian="MS Mincho" fo:font-weight="bold" style:font-weight-asian="bold" style:font-weight-complex="bold" fo:language="en" fo:country="US"/>
    </style:style>
    <style:style style:name="T176" style:parent-style-name="Standardskriftforavsnitt" style:family="text">
      <style:text-properties style:font-name-asian="MS Mincho" fo:language="en" fo:country="US"/>
    </style:style>
    <style:style style:name="P177" style:parent-style-name="Normal" style:family="paragraph">
      <style:text-properties fo:font-weight="bold" style:font-weight-asian="bold" style:font-weight-complex="bold"/>
    </style:style>
    <style:style style:name="P178" style:parent-style-name="Normal" style:family="paragraph">
      <style:paragraph-properties fo:margin-bottom="0in"/>
    </style:style>
    <style:style style:name="T179" style:parent-style-name="Standardskriftforavsnitt" style:family="text">
      <style:text-properties style:font-name-asian="MS Mincho"/>
    </style:style>
    <style:style style:name="T180" style:parent-style-name="Standardskriftforavsnitt" style:family="text">
      <style:text-properties style:font-name-asian="MS Mincho"/>
    </style:style>
    <style:style style:name="T181" style:parent-style-name="Standardskriftforavsnitt" style:family="text">
      <style:text-properties style:font-name-asian="MS Mincho"/>
    </style:style>
    <style:style style:name="T182" style:parent-style-name="Standardskriftforavsnitt" style:family="text">
      <style:text-properties style:font-name-asian="MS Mincho"/>
    </style:style>
    <style:style style:name="T183" style:parent-style-name="Standardskriftforavsnitt" style:family="text">
      <style:text-properties style:font-name-asian="MS Mincho"/>
    </style:style>
    <style:style style:name="T184" style:parent-style-name="Standardskriftforavsnitt" style:family="text">
      <style:text-properties style:font-name-asian="MS Mincho"/>
    </style:style>
    <style:style style:name="T185" style:parent-style-name="Standardskriftforavsnitt" style:family="text">
      <style:text-properties style:font-name-asian="MS Mincho"/>
    </style:style>
    <style:style style:name="T186" style:parent-style-name="Standardskriftforavsnitt" style:family="text">
      <style:text-properties style:font-name-asian="MS Mincho"/>
    </style:style>
    <style:style style:name="T187" style:parent-style-name="Standardskriftforavsnitt" style:family="text">
      <style:text-properties style:font-name-asian="MS Mincho"/>
    </style:style>
    <style:style style:name="T188" style:parent-style-name="Standardskriftforavsnitt" style:family="text">
      <style:text-properties style:font-name-asian="MS Mincho"/>
    </style:style>
    <style:style style:name="T189" style:parent-style-name="Standardskriftforavsnitt" style:family="text">
      <style:text-properties style:font-name-asian="MS Mincho"/>
    </style:style>
    <style:style style:name="T190" style:parent-style-name="Standardskriftforavsnitt" style:family="text">
      <style:text-properties style:font-name-asian="MS Mincho"/>
    </style:style>
    <style:style style:name="T191" style:parent-style-name="Standardskriftforavsnitt" style:family="text">
      <style:text-properties style:font-name-asian="MS Mincho"/>
    </style:style>
    <style:style style:name="T192" style:parent-style-name="Standardskriftforavsnitt" style:family="text">
      <style:text-properties style:font-name-asian="MS Mincho"/>
    </style:style>
    <style:style style:name="T193" style:parent-style-name="Standardskriftforavsnitt" style:family="text">
      <style:text-properties style:font-name-asian="MS Mincho"/>
    </style:style>
    <style:style style:name="T194" style:parent-style-name="Standardskriftforavsnitt" style:family="text">
      <style:text-properties style:font-name-asian="MS Mincho"/>
    </style:style>
    <style:style style:name="T195" style:parent-style-name="Standardskriftforavsnitt" style:family="text">
      <style:text-properties style:font-name-asian="MS Mincho"/>
    </style:style>
    <style:style style:name="P196" style:parent-style-name="Normal" style:family="paragraph">
      <style:paragraph-properties fo:margin-bottom="0in"/>
    </style:style>
    <style:style style:name="P197" style:parent-style-name="Normal" style:family="paragraph">
      <style:paragraph-properties fo:margin-bottom="0in"/>
    </style:style>
    <style:style style:name="T198" style:parent-style-name="Standardskriftforavsnitt" style:family="text">
      <style:text-properties fo:language="en" fo:country="US"/>
    </style:style>
    <style:style style:name="T199" style:parent-style-name="Standardskriftforavsnitt" style:family="text">
      <style:text-properties fo:language="en" fo:country="US"/>
    </style:style>
    <style:style style:name="T200" style:parent-style-name="Standardskriftforavsnitt" style:family="text">
      <style:text-properties style:font-name-asian="MS Mincho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INNH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NH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INNH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INNH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1473328193" office:target-frame-name="_top" xlink:show="replace"><text:span text:style-name="Hyperkobling">Innledning:</text:span><text:tab/><text:span text:style-name="Hyperkobling">1</text:span></text:a></text:p>
          <text:p text:style-name="P2"><text:a xlink:href="#_Toc84125870" office:target-frame-name="_top" xlink:show="replace"><text:span text:style-name="Hyperkobling">Generelt om objekter og instansiering</text:span><text:tab/><text:span text:style-name="Hyperkobling">1</text:span></text:a></text:p>
          <text:p text:style-name="P3"><text:a xlink:href="#_Toc1851439734" office:target-frame-name="_top" xlink:show="replace"><text:span text:style-name="Hyperkobling">Bruk av instanser:</text:span><text:tab/><text:span text:style-name="Hyperkobling">1</text:span></text:a></text:p>
          <text:p text:style-name="P4"><text:a xlink:href="#_Toc993343654" office:target-frame-name="_top" xlink:show="replace"><text:span text:style-name="Hyperkobling">Å lage objekter og virkemåte:</text:span><text:tab/><text:span text:style-name="Hyperkobling">1</text:span></text:a></text:p>
          <text:p text:style-name="P5"><text:a xlink:href="#_Toc2019034188" office:target-frame-name="_top" xlink:show="replace"><text:span text:style-name="Hyperkobling">Biblioteker brukt</text:span><text:tab/><text:span text:style-name="Hyperkobling">2</text:span></text:a></text:p>
          <text:p text:style-name="P6"><text:a xlink:href="#_Toc1602467130" office:target-frame-name="_top" xlink:show="replace"><text:span text:style-name="Hyperkobling">Objekter</text:span><text:tab/><text:span text:style-name="Hyperkobling">2</text:span></text:a></text:p>
          <text:p text:style-name="P7"><text:a xlink:href="#_Toc48796991" office:target-frame-name="_top" xlink:show="replace"><text:span text:style-name="Hyperkobling">Arduino</text:span><text:tab/><text:span text:style-name="Hyperkobling">2</text:span></text:a></text:p>
          <text:p text:style-name="P8"><text:a xlink:href="#_Toc855364963" office:target-frame-name="_top" xlink:show="replace"><text:span text:style-name="Hyperkobling">Timer:</text:span><text:tab/><text:span text:style-name="Hyperkobling">2</text:span></text:a></text:p>
          <text:p text:style-name="P9"><text:a xlink:href="#_Toc1403579838" office:target-frame-name="_top" xlink:show="replace"><text:span text:style-name="Hyperkobling">OvenOverheatWatchdog:</text:span><text:tab/><text:span text:style-name="Hyperkobling">2</text:span></text:a></text:p>
          <text:p text:style-name="P10"><text:a xlink:href="#_Toc1288658179" office:target-frame-name="_top" xlink:show="replace"><text:span text:style-name="Hyperkobling">SrLatchFrozenWatchdog:</text:span><text:tab/><text:span text:style-name="Hyperkobling">3</text:span></text:a></text:p>
          <text:p text:style-name="P11"><text:a xlink:href="#_Toc2078130238" office:target-frame-name="_top" xlink:show="replace"><text:span text:style-name="Hyperkobling">Max31856Sensor:</text:span><text:tab/><text:span text:style-name="Hyperkobling">3</text:span></text:a></text:p>
          <text:p text:style-name="P12"><text:a xlink:href="#_Toc962597502" office:target-frame-name="_top" xlink:show="replace"><text:span text:style-name="Hyperkobling">Oven:</text:span><text:tab/><text:span text:style-name="Hyperkobling">3</text:span></text:a></text:p>
          <text:p text:style-name="P13"><text:a xlink:href="#_Toc1411252566" office:target-frame-name="_top" xlink:show="replace"><text:span text:style-name="Hyperkobling">Messages:</text:span><text:tab/><text:span text:style-name="Hyperkobling">3</text:span></text:a></text:p>
          <text:p text:style-name="P14"><text:a xlink:href="#_Toc1436998229" office:target-frame-name="_top" xlink:show="replace"><text:span text:style-name="Hyperkobling">MessageTimeouts:</text:span><text:tab/><text:span text:style-name="Hyperkobling">4</text:span></text:a></text:p>
          <text:p text:style-name="P15"><text:a xlink:href="#_Toc666614465" office:target-frame-name="_top" xlink:show="replace"><text:span text:style-name="Hyperkobling">SerialConnectionManager:</text:span><text:tab/><text:span text:style-name="Hyperkobling">4</text:span></text:a></text:p>
          <text:p text:style-name="P16"><text:a xlink:href="#_Toc614677523" office:target-frame-name="_top" xlink:show="replace"><text:span text:style-name="Hyperkobling">StringMessageHandler:</text:span><text:tab/><text:span text:style-name="Hyperkobling">4</text:span></text:a></text:p>
          <text:p text:style-name="P17"><text:a xlink:href="#_Toc1630325412" office:target-frame-name="_top" xlink:show="replace"><text:span text:style-name="Hyperkobling">SerialMessageHandler:</text:span><text:tab/><text:span text:style-name="Hyperkobling">4</text:span></text:a></text:p>
          <text:p text:style-name="P18"><text:a xlink:href="#_Toc1518244752" office:target-frame-name="_top" xlink:show="replace"><text:span text:style-name="Hyperkobling">SerialHandshakeHandler:</text:span><text:tab/><text:span text:style-name="Hyperkobling">4</text:span></text:a></text:p>
          <text:p text:style-name="P19"><text:a xlink:href="#_Toc943217362" office:target-frame-name="_top" xlink:show="replace"><text:span text:style-name="Hyperkobling">ParsedMessageStruct:</text:span><text:tab/><text:span text:style-name="Hyperkobling">4</text:span></text:a></text:p>
          <text:p text:style-name="P20"><text:a xlink:href="#_Toc1945203213" office:target-frame-name="_top" xlink:show="replace"><text:span text:style-name="Hyperkobling">Python</text:span><text:tab/><text:span text:style-name="Hyperkobling">5</text:span></text:a></text:p>
          <text:p text:style-name="P21"><text:a xlink:href="#_Toc2076127792" office:target-frame-name="_top" xlink:show="replace"><text:span text:style-name="Hyperkobling">Lavnivå</text:span><text:tab/><text:span text:style-name="Hyperkobling">5</text:span></text:a></text:p>
          <text:p text:style-name="P22"><text:a xlink:href="#_Toc813679358" office:target-frame-name="_top" xlink:show="replace"><text:span text:style-name="Hyperkobling">TimeManager:</text:span><text:tab/><text:span text:style-name="Hyperkobling">5</text:span></text:a></text:p>
          <text:p text:style-name="P23"><text:a xlink:href="#_Toc1039618623" office:target-frame-name="_top" xlink:show="replace"><text:span text:style-name="Hyperkobling">Timer (sub-objekt av TimeManager):</text:span><text:tab/><text:span text:style-name="Hyperkobling">5</text:span></text:a></text:p>
          <text:p text:style-name="P24"><text:a xlink:href="#_Toc1452442343" office:target-frame-name="_top" xlink:show="replace"><text:span text:style-name="Hyperkobling">StringMessageHandler:</text:span><text:tab/><text:span text:style-name="Hyperkobling">5</text:span></text:a></text:p>
          <text:p text:style-name="P25"><text:a xlink:href="#_Toc2000395534" office:target-frame-name="_top" xlink:show="replace"><text:span text:style-name="Hyperkobling">SerialConnectionManager:</text:span><text:tab/><text:span text:style-name="Hyperkobling">5</text:span></text:a></text:p>
          <text:p text:style-name="P26"><text:a xlink:href="#_Toc296545120" office:target-frame-name="_top" xlink:show="replace"><text:span text:style-name="Hyperkobling">SerialMessageHandler:</text:span><text:tab/><text:span text:style-name="Hyperkobling">6</text:span></text:a></text:p>
          <text:p text:style-name="P27"><text:a xlink:href="#_Toc843865442" office:target-frame-name="_top" xlink:show="replace"><text:span text:style-name="Hyperkobling">SerialHandshakeHandler:</text:span><text:tab/><text:span text:style-name="Hyperkobling">6</text:span></text:a></text:p>
          <text:p text:style-name="P28"><text:a xlink:href="#_Toc1768024539" office:target-frame-name="_top" xlink:show="replace"><text:span text:style-name="Hyperkobling">Høynivå</text:span><text:tab/><text:span text:style-name="Hyperkobling">6</text:span></text:a></text:p>
          <text:p text:style-name="P29"><text:a xlink:href="#_Toc1756169258" office:target-frame-name="_top" xlink:show="replace"><text:span text:style-name="Hyperkobling">SerialManager:</text:span><text:tab/><text:span text:style-name="Hyperkobling">6</text:span></text:a></text:p>
          <text:p text:style-name="P30"><text:a xlink:href="#_Toc1040101728" office:target-frame-name="_top" xlink:show="replace"><text:span text:style-name="Hyperkobling">FuturesBridge:</text:span><text:tab/><text:span text:style-name="Hyperkobling">7</text:span></text:a></text:p>
          <text:p text:style-name="P31"><text:a xlink:href="#_Toc1787895088" office:target-frame-name="_top" xlink:show="replace"><text:span text:style-name="Hyperkobling">Interface:</text:span><text:tab/><text:span text:style-name="Hyperkobling">7</text:span></text:a></text:p>
          <text:p text:style-name="P32"><text:a xlink:href="#_Toc1379407666" office:target-frame-name="_top" xlink:show="replace"><text:span text:style-name="Hyperkobling">ProcessManager:</text:span><text:tab/><text:span text:style-name="Hyperkobling">8</text:span></text:a></text:p>
          <text:p text:style-name="P33"><text:a xlink:href="#_Toc1058051971" office:target-frame-name="_top" xlink:show="replace"><text:span text:style-name="Hyperkobling">Front end</text:span><text:tab/><text:span text:style-name="Hyperkobling">8</text:span></text:a></text:p>
          <text:p text:style-name="P34"><text:a xlink:href="#_Toc1070027325" office:target-frame-name="_top" xlink:show="replace"><text:span text:style-name="Hyperkobling">GUI:</text:span><text:tab/><text:span text:style-name="Hyperkobling">8</text:span></text:a></text:p>
        </text:index-body>
      </text:table-of-content>
      <text:p text:style-name="P35"/>
      <text:h text:style-name="Overskrift1" text:outline-level="1"/>
      <text:h text:style-name="Overskrift1" text:outline-level="1"><text:bookmark-start text:name="_Toc1473328193"/>Innledning:<text:bookmark-end text:name="_Toc1473328193"/></text:h>
      <text:p text:style-name="Normal">Her finnes en abstrakt oversikt over objekter<text:s/>og biblioteker som kan være ekstra interessante, og kun<text:s/>de mest relevante delene.<text:s/>Dette<text:s/>kan<text:s/>virke mye men gjør kodingen mye enklere når man har brukt tid på å forstå det<text:s/>som er relevant<text:s/>enkeltpersonen.<text:s/>Se objektene i selve koden for<text:s/>alle parametere, med datatyper,<text:s/>og returverdier<text:s/>for Python og Arduino, og feilhåndtering<text:s/>i Python. Arduino har minimal feilhåndtering.<text:s/><text:span text:style-name="T36">Koden følger ikke nødvendigvis flytskjemaets struktur. Ikke la deg bli forvirret av likheter og ulikheter mellom kode og flytskjema.</text:span></text:p>
      <text:p text:style-name="P37">Se “sanntidskontroll Python” i<text:s/>“virkemåte software side minus programflyt”<text:s/>i hovedokumentasjonen<text:s/>for<text:s/>beskrivelse av bakgrunnsproisesser og event loops.</text:p>
      <text:p text:style-name="Normal"/>
      <text:h text:style-name="Overskrift1" text:outline-level="1"><text:bookmark-start text:name="_Toc84125870"/>Generelt om objekter og instansiering<text:bookmark-end text:name="_Toc84125870"/></text:h>
      <text:h text:style-name="Overskrift2" text:outline-level="2"><text:bookmark-start text:name="_Toc1851439734"/>Bruk av instanser:<text:bookmark-end text:name="_Toc1851439734"/></text:h>
      <text:p text:style-name="Normal">Mange av<text:s/>modulene i programmene<text:s/>kan instansieres så mange ganger man vil, som flere kontrollere for enkelte serielle porter eller timere.<text:s/>Hver instans har egne operasjoner og verdier av veriabler; timer1 kan ha kommet lenger i tiden enn timer2, men har samme variabler og operasjoner.<text:s/>Koden kan også bli ryddigere, gjort “riktig”.<text:s/>I<text:s/>Dependency Injection<text:s/>sendes objekter til andre som parametere ved instansiering hvis de trenger hverandre. Ryddig.<text:s/>Jeg har ikke tatt med disse i beskrivelsen av disse parameterne til objektene.</text:p>
      <text:p text:style-name="Normal"><text:span text:style-name="T38">I</text:span><text:span text:style-name="T39"><text:s/>Arduino</text:span><text:span text:style-name="T40">:<text:s/></text:span><text:span text:style-name="T41">Objekttypenavn instansiertObjektNavn;</text:span><text:span text:style-name="T42"><text:s/></text:span><text:span text:style-name="T43">for instansiering,</text:span><text:span text:style-name="T44"><text:s/></text:span>instansiertObjektNavn.variabel eller instansiertObjektNavn.funksjon() for Arduino. Her brukes <text:s text:c="2"/>-&gt; i stedet for . for referanser, se kode. I Arduino bruker man :: i stedet for . Med objekter som kun kan inneholde data, som enum og namespace for å bruke funksjoner, variabler, etc fra objektet. Se kode.</text:p>
      <text:p text:style-name="Normal"><text:span text:style-name="T45">I Python:<text:s/></text:span>Objekttype<text:s/>navn<text:s/>instansiert_objekt_navn<text:s/>for instansiering, instansiert_objekt_navn.variabel eller instansiert_objekt_navn.funksjon() for å bruke funksjoner, variabler, etc fra objektet.</text:p>
      <text:p text:style-name="Normal"/>
      <text:h text:style-name="Overskrift2" text:outline-level="2"><text:bookmark-start text:name="_Toc993343654"/>Å lage objekter og virkemåte:<text:bookmark-end text:name="_Toc993343654"/></text:h>
      <text:p text:style-name="Normal"><text:span text:style-name="T46">I Python:<text:s/></text:span>“self”<text:s/>refererer til instansens<text:s/>egne<text:s/>verdier og funksjoner, uten self gjelder den for alle instanser av objektet.<text:s/><text:s/>Alle funksjoner<text:s/>definert<text:s/>i et objekt trenger self som første parameter, selv om<text:s/>man ikke skal oppgi den ved funksjonskall, det går automatisk i Python.</text:p>
      <text:p text:style-name="Normal">Alle spesifikke instansverdier av et objekt i Python og alt som skal gjøres i instansieringsøyeblikket, er i en __init__-funksjon. Den kjennetegner et instansierbart objekt. Parametere til objektet ved instansiering sendes hit til registrering.</text:p>
      <text:p text:style-name="Normal"><text:span text:style-name="T47">I Ar</text:span><text:span text:style-name="T48">duino</text:span><text:span text:style-name="T49">:</text:span><text:s/>Constructors er omtrent ekvivalenten av __init__, og kjennetegnes ved at de har samme navn som objektet de er i.<text:s/>Trenger man bare én instans av en klasse bruker jeg singletons, som selvinstansierer.<text:s/>Se Arduino-koden.</text:p>
      <text:p text:style-name="Normal"/>
      <text:h text:style-name="Overskrift1" text:outline-level="1"><text:bookmark-start text:name="_Toc2019034188"/>Biblioteker brukt<text:bookmark-end text:name="_Toc2019034188"/></text:h>
      <text:p text:style-name="Normal"><text:span text:style-name="T50">Arduino:</text:span><text:s/>Bruker bibliotekene String.h for strengmanipulering og Adafruit_MAX31856 for thermosensor.</text:p>
      <text:p text:style-name="Normal"><text:span text:style-name="T51">Python:</text:span><text:s/>Bruker datetime (tid og dato), asyncio og threading (sanntidskontroll og bakgrunnsprosesser), serial (seriell kommunikasjon), og tkinter (brukergrensesnitt).</text:p>
      <text:p text:style-name="Normal"/>
      <text:h text:style-name="Overskrift1" text:outline-level="1"><text:bookmark-start text:name="_Toc1602467130"/>Objekter<text:bookmark-end text:name="_Toc1602467130"/></text:h>
      <text:h text:style-name="Overskrift2" text:outline-level="2"><text:bookmark-start text:name="_Toc48796991"/>Arduino<text:bookmark-end text:name="_Toc48796991"/></text:h>
      <text:h text:style-name="Overskrift3" text:outline-level="3"><text:bookmark-start text:name="_Toc855364963"/>Timer:<text:bookmark-end text:name="_Toc855364963"/></text:h>
      <text:p text:style-name="Normal">Tar seg av stoppeklokker og timeouts<text:s/>i millisekunder, tiden starter ved instansiering.</text:p>
      <text:p text:style-name="Normal"><text:span text:style-name="T52">Parametere ved instansiering:</text:span><text:s/>durationMs, startTimedOut.</text:p>
      <text:p text:style-name="Normal"><text:span text:style-name="T53">Funksjoner:</text:span><text:span text:style-name="T54"><text:s/></text:span>resetTimer,<text:s/>getElapsedTimeS,<text:s/>getElapsedTimeMs, timedOut.<text:s/></text:p>
      <text:p text:style-name="Normal"/>
      <text:h text:style-name="Overskrift3" text:outline-level="3"><text:bookmark-start text:name="_Toc1403579838"/>OvenOverheatWatchdog:<text:bookmark-end text:name="_Toc1403579838"/></text:h>
      <text:p text:style-name="Normal">Sjekker overoppheting av<text:s/>lasten (furnace).</text:p>
      <text:p text:style-name="Normal"><text:span text:style-name="T55">Parametere ved initialisering:</text:span><text:s/>Lasten<text:s/>sin makstemperatur.</text:p>
      <text:p text:style-name="Normal"><text:span text:style-name="T56">Funksjon</text:span><text:span text:style-name="T57">er:</text:span></text:p>
      <text:p text:style-name="Normal">check_overheat: Tar en foreløpig målt temperatur og status<text:s/>for temperatursensoralarm<text:s/>(default False)<text:s/>som parametere.<text:s/>Setter<text:s/>overopphetet-status ved overoppheting og ingen<text:s/>temperatursensorlarm.</text:p>
      <text:p text:style-name="P58"/>
      <text:h text:style-name="Overskrift3" text:outline-level="3"><text:bookmark-start text:name="_Toc1288658179"/>SrLatchFrozenWatchdog:<text:bookmark-end text:name="_Toc1288658179"/></text:h>
      <text:p text:style-name="Normal">Sjekker<text:s/>om en SR-vippe har holdt seg høy over<text:s/>tolerert tid.<text:s/></text:p>
      <text:p text:style-name="Normal"><text:span text:style-name="T59">Parametere v</text:span><text:span text:style-name="T60">ed initialisering</text:span><text:span text:style-name="T61">:</text:span></text:p>
      <text:p text:style-name="Normal">srLatchLowDurationMs:<text:s/>Toleransetid<text:s/>(SR er lav når<text:s/>PWM<text:s/>er<text:s/>høy)</text:p>
      <text:p text:style-name="Normal">srLatchResetPin<text:s/>og<text:s/>srLatchOutputPin:<text:s/>Pinnenumre for tilsvarende.<text:s/>Settes<text:s/>til OUTPUT ved initialisering.</text:p>
      <text:p text:style-name="Normal"><text:span text:style-name="T62">Funksjon</text:span><text:span text:style-name="T63">e</text:span><text:span text:style-name="T64">r:</text:span><text:s/>checkSrLatachFrozen,<text:s/>som<text:s/>setter<text:s/>watchdogens status til SR vippe låst<text:s/>hvis den holdt seg lav innen toleransetid.</text:p>
      <text:p text:style-name="P65"/>
      <text:h text:style-name="Overskrift3" text:outline-level="3"><text:bookmark-start text:name="_Toc2078130238"/>Max31856Sensor:<text:bookmark-end text:name="_Toc2078130238"/></text:h>
      <text:p text:style-name="Normal">Tar<text:s/>konfigurering,<text:s/>temperaturmåling og<text:s/>gjenoppretting<text:s/>av en Max31856 thermosensor.</text:p>
      <text:p text:style-name="Normal">Parametere ved initialisering:</text:p>
      <text:p text:style-name="Normal"><text:span text:style-name="T66">m</text:span><text:span text:style-name="T67">axCS</text:span><text:span text:style-name="T68">:</text:span><text:span text:style-name="T69"><text:s/></text:span>Chip Select-pinnen for sensoren). Kun CS-pinnen er forskjellig for tilkoblede SPI-enheter, som sensoren.</text:p>
      <text:p text:style-name="Normal"><text:span text:style-name="T70">tcType:</text:span><text:s/>Thermopartype<text:s/>koblet til sensoren (K, J, etc).</text:p>
      <text:p text:style-name="Normal"/>
      <text:p text:style-name="Normal"><text:span text:style-name="T71">Funksjoner:</text:span><text:s/>readTemperature returnerer foreløpig sist målt temperatur. Ved bekreftet feil etter gjenopprettingsforsøk returneres<text:s/>2023 (Labview-<text:s/>standard), og setter boolsk sensor error.</text:p>
      <text:p text:style-name="P72"/>
      <text:h text:style-name="Overskrift3" text:outline-level="3"><text:bookmark-start text:name="_Toc962597502"/>Oven:<text:bookmark-end text:name="_Toc962597502"/></text:h>
      <text:p text:style-name="Normal">Tar ovndata og operasjon.</text:p>
      <text:p text:style-name="Normal"><text:span text:style-name="T73">Parametere ved initialisering:</text:span><text:s/>ovenControllPin (egentlig utgangspinnen til SSR U7, settes til OUTPUT ved initialisering),<text:s/>og<text:s/>absoluteMaxTemp.</text:p>
      <text:p text:style-name="Normal"><text:span text:style-name="T74">Funksjoner:</text:span><text:span text:style-name="T75"><text:s/></text:span><text:s/>turnOvenControllPinOn og TurnOvenControllPinOff.<text:s/>Variabel for ovnens temperatur settes utenfra.</text:p>
      <text:p text:style-name="P76"/>
      <text:h text:style-name="Overskrift3" text:outline-level="3"><text:bookmark-start text:name="_Toc1411252566"/>Messages:<text:bookmark-end text:name="_Toc1411252566"/></text:h>
      <text:p text:style-name="Normal">Instansieres ikke.<text:s/>Inneholder<text:s/>definisjoner for<text:s/>meldingskategori-og-kommando. Nye meldinger lages her<text:s/>(og<text:s/>i messagePointers-listen i samme objekt).</text:p>
      <text:p text:style-name="P77"/>
      <text:h text:style-name="Overskrift3" text:outline-level="3"><text:bookmark-start text:name="_Toc1436998229"/>MessageTimeouts:<text:bookmark-end text:name="_Toc1436998229"/></text:h>
      <text:p text:style-name="Normal">Instansieres ikke.<text:s/>Inneholder<text:s/>timer-objekter for<text:s/>minimum timeout mellom sending<text:s/>(trengs kun for periodiske meldinger).</text:p>
      <text:p text:style-name="P78"/>
      <text:h text:style-name="Overskrift3" text:outline-level="3"><text:bookmark-start text:name="_Toc666614465"/>SerialConnectionManager:<text:bookmark-end text:name="_Toc666614465"/></text:h>
      <text:p text:style-name="Normal">Singleton.<text:s/>Setter opp<text:s/>og holder styr på<text:s/>seriell kontakt Arduino-side.<text:s/>Har<text:s/>Variabelen serialConnection.</text:p>
      <text:p text:style-name="Normal"><text:span text:style-name="T79">Metoder</text:span><text:span text:style-name="T80">:</text:span><text:span text:style-name="T81"><text:s/></text:span><text:span text:style-name="T82">begin, s</text:span>etter opp<text:s/>seriell<text:span text:style-name="T83"><text:s/>med parameteret<text:s/></text:span><text:span text:style-name="T84">b</text:span><text:span text:style-name="T85">audRate (default 9600)</text:span><text:span text:style-name="T86">.</text:span><text:span text:style-name="T87"><text:s/></text:span></text:p>
      <text:p text:style-name="P88"/>
      <text:h text:style-name="Overskrift3" text:outline-level="3"><text:bookmark-start text:name="_Toc614677523"/>StringMessageHandler:<text:bookmark-end text:name="_Toc614677523"/></text:h>
      <text:p text:style-name="Normal">Singleton.<text:s/>Brukes av SerialMessageHandler til koding<text:s/>og dekoding av serielle meldinger.<text:s/>Meldingsprotokollen kan endres her ved behov (godt dokumentert).</text:p>
      <text:p text:style-name="P89"/>
      <text:h text:style-name="Overskrift3" text:outline-level="3"><text:bookmark-start text:name="_Toc1630325412"/>SerialMessageHandler:<text:bookmark-end text:name="_Toc1630325412"/></text:h>
      <text:p text:style-name="Normal">Singleton. Håndterer sending og mottakelse av meldinger til og fra PC.</text:p>
      <text:p text:style-name="Normal"><text:span text:style-name="T90">Funksjoner:</text:span></text:p>
      <text:p text:style-name="Normal">passMessage:<text:s/>Bygger og sender en melding til PC fra<text:s/>parameterne<text:s/>message (av type Messages), value (float, default ingenting), og timestamp (string, default ingenting, format “dag/månede/år time:minutt:sekund“).<text:s/>Protokollendringer<text:s/>krever<text:s/>justering av parametere.</text:p>
      <text:p text:style-name="Normal">getMessage:<text:s/>Gir en ParsedMessageStruct<text:s/>fra en melding, hvis mottatt.</text:p>
      <text:p text:style-name="P91"/>
      <text:h text:style-name="Overskrift3" text:outline-level="3"><text:bookmark-start text:name="_Toc1518244752"/>SerialHandshakeHandler:<text:bookmark-end text:name="_Toc1518244752"/></text:h>
      <text:p text:style-name="Normal">Singleton. Alt relatert til handshake.<text:s/></text:p>
      <text:p text:style-name="P92">Funksjoner:<text:s/>handleHandshake:<text:s/>Tar<text:s/>parameteret message,<text:s/>setter SerialConnectionManager sin serialConnection til true<text:s/>ved<text:s/>mottatt ping fra PC, men til false hvis ikke<text:s/>mottatt innen 15 sekunder.</text:p>
      <text:p text:style-name="P93"/>
      <text:h text:style-name="P94" text:outline-level="3"><text:bookmark-start text:name="_Toc943217362"/>ParsedMessageStruct:<text:bookmark-end text:name="_Toc943217362"/></text:h>
      <text:p text:style-name="P95">Instaniseres ikke.<text:s/>En container for Message, value, og timestamp for motatte meldinger.<text:s/>Komponenter<text:s/>må endres ved protokollendringer.</text:p>
      <text:p text:style-name="P96"/>
      <text:h text:style-name="Overskrift2" text:outline-level="2"><text:bookmark-start text:name="_Toc1945203213"/>Python<text:bookmark-end text:name="_Toc1945203213"/></text:h>
      <text:h text:style-name="Overskrift3" text:outline-level="3"><text:bookmark-start text:name="_Toc2076127792"/>Lavnivå<text:bookmark-end text:name="_Toc2076127792"/></text:h>
      <text:h text:style-name="Overskrift4" text:outline-level="4"><text:bookmark-start text:name="_Toc813679358"/>TimeManager:<text:bookmark-end text:name="_Toc813679358"/></text:h>
      <text:p text:style-name="Normal">Instansieres ikke.<text:s/>Håndterer<text:s/>timere, og<text:s/>datetime-konvertering<text:s/>med “dag/månede/år timer:minutt:sekund”.</text:p>
      <text:p text:style-name="Normal"><text:span text:style-name="T97">Funksjoner:</text:span><text:span text:style-name="T98"><text:s/>string_to_datetime og datetime_to_string for konvertering<text:s/></text:span><text:span text:style-name="T99">av datetime dato/tid-objekter</text:span><text:span text:style-name="T100">.</text:span><text:span text:style-name="T101"><text:s/>Tar streng og datetime-parametere, respektivt.</text:span></text:p>
      <text:p text:style-name="P102"/>
      <text:h text:style-name="Overskrift4" text:outline-level="4"><text:bookmark-start text:name="_Toc1039618623"/>Timer<text:s/>(sub-objekt av TimeManager):<text:bookmark-end text:name="_Toc1039618623"/></text:h>
      <text:p text:style-name="Normal"><text:span text:style-name="T103">Instansieres</text:span><text:span text:style-name="T104"><text:s/>med<text:s/></text:span>duration_ms, tiden starter da<text:span text:style-name="T105">.</text:span><text:span text:style-name="T106"><text:s/></text:span>Stoppeklokke med timeouts i millisekunder.</text:p>
      <text:p text:style-name="Normal"><text:span text:style-name="T107">Funksjoner:</text:span><text:span text:style-name="T108"><text:s/>get_elapsed_time_ms</text:span><text:span text:style-name="T109">,</text:span><text:span text:style-name="T110"><text:s/>get_elapsed_time_s</text:span><text:span text:style-name="T111"><text:s/></text:span><text:span text:style-name="T112">timed_out, og</text:span><text:span text:style-name="T113"><text:s/></text:span><text:span text:style-name="T114">reset_timer</text:span><text:span text:style-name="T115">.</text:span></text:p>
      <text:p text:style-name="P116"/>
      <text:h text:style-name="Overskrift4" text:outline-level="4"><text:bookmark-start text:name="_Toc1452442343"/>StringMessageHandler:<text:bookmark-end text:name="_Toc1452442343"/></text:h>
      <text:p text:style-name="Normal"><text:span text:style-name="T117">Instansieres ikke</text:span><text:span text:style-name="T118">.<text:s/></text:span><text:span text:style-name="T119">Koder og dekoder serielle meldinger, som<text:s/></text:span><text:span text:style-name="T120">hos</text:span><text:span text:style-name="T121"><text:s/>Arduino.</text:span><text:span text:style-name="T122"><text:s/></text:span><text:span text:style-name="T123">Meldingsprotokollendringer</text:span><text:span text:style-name="T124"><text:s/>krever endringer her.<text:s/></text:span><text:span text:style-name="T125">Bruker messages</text:span><text:span text:style-name="T126"><text:s/>for meldingsdefinisjoner, se koden</text:span>.<text:s/>Lag<text:s/>nye meldinger<text:s/>her.<text:s/>Instansierer sub-klassen<text:s/>FullMessage,<text:s/>en<text:s/>kontainer for melding (string), verdi (float), og timestamp<text:s/>(“string i format<text:s/>“dag/månede/år timer:minutt:sekund”). FullMessage instansieres<text:s/>utenfra ved<text:s/>dekoding.</text:p>
      <text:p text:style-name="P127"/>
      <text:h text:style-name="Overskrift4" text:outline-level="4"><text:bookmark-start text:name="_Toc2000395534"/>SerialConnectionManager:<text:bookmark-end text:name="_Toc2000395534"/></text:h>
      <text:p text:style-name="Normal"><text:span text:style-name="T128">Instansieres kun av SerialManager.</text:span><text:s/>Tar<text:s/>seg av seriell kontakt.<text:s/>Har variabelen serial_loss, og oppdaterer brukergrensesnittet (GUI) via gui_queue.</text:p>
      <text:p text:style-name="Normal"><text:span text:style-name="T129">Parametere ved</text:span><text:span text:style-name="T130"><text:s/>instansiering</text:span><text:span text:style-name="T131">:</text:span><text:span text:style-name="T132"><text:s/></text:span><text:span text:style-name="T133">port_name (COM8, COM12 etc),</text:span><text:span text:style-name="T134"><text:s/>baudrate (default 9600),</text:span><text:span text:style-name="T135"><text:s/>og</text:span><text:span text:style-name="T136"><text:s/>timeout for seriell avlesning (default 2 sekunder)</text:span><text:span text:style-name="T137">.</text:span></text:p>
      <text:p text:style-name="Normal"><text:span text:style-name="T138">Funksjone</text:span><text:span text:style-name="T139">r:</text:span><text:s/>setup_com<text:s/>(kjøres i bakgrunnen<text:s/>av kallende funksjon),<text:s/>clean_connection<text:s/>(for com_porten), get_connection_info</text:p>
      <text:p text:style-name="Normal">set_port_name: Brukes ved fysisk bytte av COM-port, setup_com må rekjøres<text:s/>via<text:s/>reulterende<text:s/>feilhåndtering.</text:p>
      <text:p text:style-name="P140"/>
      <text:h text:style-name="Overskrift4" text:outline-level="4"><text:bookmark-start text:name="_Toc296545120"/>SerialMessageHandler:<text:bookmark-end text:name="_Toc296545120"/></text:h>
      <text:p text:style-name="Normal"><text:span text:style-name="T141">Instansieres kun av SerialManager</text:span><text:span text:style-name="T142">, og tar serial_reading_interval (default 0.2 sekunder)</text:span><text:span text:style-name="T143">.</text:span><text:s/>Håndterer<text:s/>periodisk<text:s/>mottak av meldinger til PC<text:s/>i bakgrunnen<text:s/>(lagres), og sending fra PC.<text:s/>Har<text:s/>message_send_timeouts<text:s/>(Timer-objekter).</text:p>
      <text:p text:style-name="Normal"><text:span text:style-name="T144">Funksjoner</text:span>:</text:p>
      <text:p text:style-name="Normal">find_message:<text:s/>Henter melding<text:s/>FullMessage<text:s/>fra meldingslageret.<text:s/>find_message_with_timeout:<text:s/>Liknende, returnerer<text:s/>dictionary med timed_out og FullMessage.</text:p>
      <text:p text:style-name="Normal">get_receieved_messages:<text:s/>Gir<text:s/>alle FullMessage<text:s/>i lageret.</text:p>
      <text:p text:style-name="Normal">pass_message_async:<text:s/>Sender en melding med<text:s/>parameterne melding, verdi,<text:s/>og timestamp (format “år/måned/dag time:minutt:sekund”).</text:p>
      <text:p text:style-name="P145">start_serial_readings og stop_serial_readings:<text:s/>styrer<text:s/>den<text:s/>periodiske<text:s/>avlesningen<text:s/>via<text:s/>run_serial_readings.</text:p>
      <text:p text:style-name="P146"/>
      <text:h text:style-name="Overskrift4" text:outline-level="4"><text:bookmark-start text:name="_Toc843865442"/>SerialHandshakeHandler:<text:bookmark-end text:name="_Toc843865442"/></text:h>
      <text:p text:style-name="Normal">Instansieres kun av SerialManager.<text:s/>Gjør<text:s/>pinging, og brukes<text:s/>under testing<text:s/>og oppretting<text:s/>av seriell kontakt.</text:p>
      <text:p text:style-name="Normal"><text:span text:style-name="T147">Parametere v</text:span><text:span text:style-name="T148">ed instansiering</text:span><text:span text:style-name="T149">:</text:span><text:s/>ping_interval<text:s/>(default 5),<text:s/>ping_timeout<text:s/>(default<text:s/>2), og<text:s/>no_ping_response_timeout<text:s/>(default<text:s/>15).</text:p>
      <text:p text:style-name="P150">Funksjoner:</text:p>
      <text:p text:style-name="Normal">ping_handshake:<text:s/>Forsøker ping<text:s/>med ping_timeout ventetid på svar.</text:p>
      <text:p text:style-name="Normal">run_ping_loop og stop_ping_loop:<text:s/>Starter og stopper periodisk testing for seriell kontakt med ping_intervall run_ping_loop, ingen ping svar innen totalt<text:s/>no_ping_response_timeout betyr tap av seriell kontakt.</text:p>
      <text:h text:style-name="Overskrift4" text:outline-level="4"/>
      <text:h text:style-name="Overskrift3" text:outline-level="3"><text:bookmark-start text:name="_Toc1768024539"/>Høynivå<text:bookmark-end text:name="_Toc1768024539"/></text:h>
      <text:h text:style-name="Overskrift4" text:outline-level="4"><text:bookmark-start text:name="_Toc1756169258"/>SerialManager:<text:bookmark-end text:name="_Toc1756169258"/></text:h>
      <text:p text:style-name="Normal">Instansieres for hver COM-port man bruker.<text:s/>Gå hit for å jobbe serielt på høynivå.<text:s/>Samler<text:s/>kurert funksjonalitet<text:s/>fra<text:s/>SerialConnectionManager og SerialMessageHandler.</text:p>
      <text:p text:style-name="P151">begin-funksjonen:</text:p>
      <text:p text:style-name="Normal">Instansierer SerialConnectionManager, SerialHandshakeHandler, og SerialMessageHandler. Den tar argumentene port_name, baudrate og timeout, (til SerialConnectionManager)...</text:p>
      <text:p text:style-name="Normal">...serial_readings_interval (til SerialMessageHandler)...</text:p>
      <text:p text:style-name="Normal">...og ping_interval, ping_timeout, og no_ping_response_timeout (til SerialHandshakeHandler).</text:p>
      <text:p text:style-name="Normal">Kun port_name har ingen default (ikke nødvendigvis kjent ved instansiering av SerialManager).</text:p>
      <text:p text:style-name="P152">Kurerte<text:s/>funksjoner:</text:p>
      <text:p text:style-name="Normal"><text:span text:style-name="T153">Fra SerialC</text:span><text:span text:style-name="T154">o</text:span><text:span text:style-name="T155">nnectionManager:</text:span><text:span text:style-name="T156"><text:s/></text:span>setup_serial (kjører setup_com),<text:span text:style-name="T157"><text:s/></text:span><text:span text:style-name="T158">clean_connection, get_connection_info, set_port_n</text:span><text:span text:style-name="T159">ame.</text:span></text:p>
      <text:p text:style-name="P160">Fra<text:s/>SerialMessageHandler:<text:s/>pass_message_async, find_message, find_message_with_timeout, get_messages (kjører get_received_messages),<text:s/>og<text:s/>get_message_timeouts.</text:p>
      <text:p text:style-name="P161"/>
      <text:h text:style-name="Overskrift4" text:outline-level="4"><text:bookmark-start text:name="_Toc1040101728"/>FuturesBridge:<text:bookmark-end text:name="_Toc1040101728"/></text:h>
      <text:p text:style-name="Normal">Instansieres én gang<text:s/>og krever en ekstern event loop for bakgrunnsprosesser.<text:s/>Kjører og overvåker asynkrone funskjonskall i bakgrunnen, fra forgrunnen (GUI, Labview, etc),<text:s/>for å unngå at forgrunnen må vente.</text:p>
      <text:p text:style-name="Normal"><text:span text:style-name="T162">Funksjone</text:span><text:span text:style-name="T163">r</text:span>:</text:p>
      <text:p text:style-name="Normal">schedule_coroutine:<text:s/>Tar<text:s/>paramterne coro (funksjon) og method_name,<text:s/>og<text:s/>kjører<text:s/>coro<text:s/>i bakgrunnen via event loop, mens den selv blir ferdig momentant.<text:s/>Den lagrer<text:s/>“futures”-objekt<text:s/>for kjørt funksjon<text:s/>umiddelbart,<text:s/>med<text:s/>metadata, i futures_metadata. futures kan brukes til å avbryte<text:s/>funksjonen<text:s/>og se når den er ferdig, og kan lagre metadataene<text:s/>inkludert Exception (feil under funksjonskjøring). De kan leses i ettertid av forgrunnsprosesser.<text:s/>Metadata er et dictionary med<text:s/>blant annet<text:s/>method_name (gitt<text:s/>manuelt<text:s/>som funskjonsparameter, identifiserer gjeldende funksjon),<text:s/>done (er funksjonen ferdig?),<text:s/>return_data, og exception (eventuelle feil som oppstår).</text:p>
      <text:p text:style-name="Normal">poll_futures:<text:s/>Returnerer en liste med<text:s/>alle ferdige<text:s/>futures<text:s/>(de har metadata), klar til håndtering.</text:p>
      <text:p text:style-name="P164"/>
      <text:h text:style-name="Overskrift4" text:outline-level="4"><text:bookmark-start text:name="_Toc1787895088"/>Interface:<text:bookmark-end text:name="_Toc1787895088"/></text:h>
      <text:p text:style-name="Normal">Instansieres én gang<text:s/>for Arduino.<text:s/>Er<text:s/>kjernen i Python-programmet som kommuniserer med Arduino.<text:s/>Har<text:s/>Arduino alarmstatuser for thermosensor_error, watchdog_pwm_frozen, furnace_overheat,<text:s/>og emergency_alarm,<text:s/>samt<text:s/>furnace_temperature<text:s text:c="2"/>status.</text:p>
      <text:p text:style-name="Normal"><text:span text:style-name="T165">b</text:span><text:span text:style-name="T166">egin</text:span><text:span text:style-name="T167">-funksjonen:</text:span><text:span text:style-name="T168"><text:s/></text:span>tar parameteret port og<text:s/>kjører<text:s/>serial_manager sin begin-funksjon<text:s/>og<text:s/>klager til kallende funksjon ved veil, som feil navnformat.</text:p>
      <text:p text:style-name="P169">Funksjoner:</text:p>
      <text:p text:style-name="Normal">run_main:<text:s/>Kjøres kontinuerlig i bakgrunnen,<text:s/>og<text:s/>startes, stoppes,<text:s/>og<text:s/>overvåkes<text:s/>utenfra<text:s/>med futures-objekt.<text:s/>Den prøver<text:s/>seriell<text:s/>gjenoppretting<text:s/>via<text:s/>SerialManager sin<text:s/>setup_serial<text:s/>ved tap (også i bakgrunnen).<text:s/>Videre<text:s/>oppdaterer den<text:s/>statusvariabler ved tilsvarende mottatt melding.<text:s/>Er emergency_alarm aktiv<text:s/>(trigges ved kall av force_emergency_stop),<text:s/>vil force_emergency_stop sendes til<text:s/>force_emergency_stop til<text:s/>Arduino.</text:p>
      <text:p text:style-name="Normal">force_emergency_stop:<text:s/>Setter<text:s/>force_emergency_stop til aktiv.</text:p>
      <text:p text:style-name="Normal">get-funksjoner:<text:s/>Gir respektive statuser.</text:p>
      <text:p text:style-name="P170"/>
      <text:h text:style-name="Overskrift4" text:outline-level="4"><text:bookmark-start text:name="_Toc1379407666"/>ProcessManager:<text:bookmark-end text:name="_Toc1379407666"/></text:h>
      <text:p text:style-name="Normal">Kontrollpanel<text:s/>for<text:s/>høynivåobjekter<text:s/>i Python-koden.<text:s/>Instansierer<text:s/>høynivåobjektene<text:s/>(Interface, FuturesBridge, SerialManager, GUI), med parameterne<text:s/>og objektene<text:s/>de trenger. Tar use_gui ved initialisering, for start av GUI.<text:s/>Gjør klart til<text:s/>bruk av bakgrunnsprosesser.<text:s/>Lager event<text:s/>loop<text:s/>for kjøring av bakgrunnsprosesser.<text:s/>Se<text:s/>godt kommentert kode.<text:s/>Alt trigges av startup().</text:p>
      <text:h text:style-name="Overskrift4" text:outline-level="4"/>
      <text:h text:style-name="Overskrift3" text:outline-level="3"><text:bookmark-start text:name="_Toc1058051971"/>Front end<text:bookmark-end text:name="_Toc1058051971"/></text:h>
      <text:h text:style-name="Overskrift4" text:outline-level="4"><text:bookmark-start text:name="_Toc1070027325"/>GUI:<text:bookmark-end text:name="_Toc1070027325"/></text:h>
      <text:p text:style-name="Normal">Grafisk brukergrensesnitt.</text:p>
      <text:p text:style-name="Normal"><text:span text:style-name="T171">Begin-metoden:</text:span><text:s/>begin() tar objektene futures_bridge, serial_manager, og interface, og kalles når de er klare. Dette håndterer instansieringsrekkefølgen og avhengighetene via gui_queue (gui_queue opprettes i GUI, men GUI instansierer SerialManager).</text:p>
      <text:p text:style-name="P172">Funksjoner som kjøres periodisk:</text:p>
      <text:p text:style-name="Normal">poll_gui_queue:<text:s/>Leser<text:s/>meldinger fra gui_queue<text:s/>og oppdaterer serial status og brukermelding-displayer tilsvarende.</text:p>
      <text:p text:style-name="Normal">poll_bridge: Ser etter futures-objektene til fullførte funksjoner kjørt<text:s/>via FuturesBridge sin schedule_coroutine,<text:s/>via<text:s/>poll_futures-funksjonen i samme objekt. Håndterer basert på method_name<text:s/>, inkludert eventuelle feil under kjøring. Begge er<text:s/>lagret i metadataene.</text:p>
      <text:p text:style-name="Normal"><text:span text:style-name="T173">Action_loop:</text:span><text:span text:style-name="T174"><text:s/>Oppdaterer med jevne mellomrom GUI-sjekkbokser for emergency_alarm, furnace_overheat, watchdog_pwm_frozen, thermosensor_error og furnace_temperature, verdier hentes fra Interface. Annet kan gjøres her også.</text:span></text:p>
      <text:p text:style-name="P175">Håndtereringsfunksjoner:</text:p>
      <text:p text:style-name="Normal"><text:span text:style-name="T176">Ingen er laget enda.<text:s/></text:span></text:p>
      <text:p text:style-name="P177">Knapper:</text:p>
      <text:p text:style-name="P178"><text:span text:style-name="T179">“begin” som kjører on_start_setup: Starter Interface.begin med COM-port<text:s/></text:span><text:span text:style-name="T180">fra brukerinput<text:s/></text:span><text:span text:style-name="T181">og kjører Interface</text:span><text:span text:style-name="T182"><text:s/>sin<text:s/></text:span><text:span text:style-name="T183">main</text:span><text:span text:style-name="T184">-funksjon</text:span><text:span text:style-name="T185"><text:s/>via FuturesBridge</text:span><text:span text:style-name="T186">. O</text:span><text:span text:style-name="T187">ppdaterer GUI</text:span><text:span text:style-name="T188"><text:s/>sine</text:span><text:span text:style-name="T189"><text:s/>brukermeldinger</text:span><text:span text:style-name="T190"><text:s/>ved<text:s/></text:span><text:span text:style-name="T191">feilmelding</text:span><text:span text:style-name="T192">,</text:span><text:span text:style-name="T193"><text:s/>som ugyldig COM-port-navn</text:span><text:span text:style-name="T194">.</text:span><text:span text:style-name="T195"><text:s/></text:span>Interface sin main kjøres akkurat herfra for at den skal kunne brukes med poll_futures-mekanismen.</text:p>
      <text:p text:style-name="P196"/>
      <text:p text:style-name="P197"><text:span text:style-name="T198">“change COM port” som kjører on_rename_COM:<text:s/></text:span><text:span text:style-name="T199">Setter ny COM-port til brukerinput.<text:s/></text:span><text:span text:style-name="T200">Oppdaterer GUI sine brukermeldinger ved ugyldig COM-port-nav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Mincho" style:font-name-complex="MS Gothic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Mincho" style:font-name-complex="MS Gothic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Mincho" style:font-name-complex="MS Gothic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Mincho" style:font-name-complex="MS Gothic" fo:font-style="italic" style:font-style-asian="italic" style:font-style-complex="italic" fo:color="#0F4761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0F4761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NH1" style:display-name="INNH 1" style:family="paragraph" style:parent-style-name="Normal" style:next-style-name="Normal">
      <style:paragraph-properties fo:margin-bottom="0.0694in"/>
      <style:text-properties fo:hyphenate="false"/>
    </style:style>
    <style:style style:name="Hyperkobling" style:display-name="Hyperkobling" style:family="text" style:parent-style-name="Standardskriftforavsnitt">
      <style:text-properties fo:color="#467886" style:text-underline-type="single" style:text-underline-style="solid" style:text-underline-width="auto" style:text-underline-mode="continuous"/>
    </style:style>
    <style:style style:name="INNH2" style:display-name="INNH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INNH3" style:display-name="INNH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style:style style:name="INNH4" style:display-name="INNH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yrus Alexander Barrett-Hammer</meta:initial-creator>
    <dc:creator>Cyrus Alexander Barrett-Hammer</dc:creator>
    <meta:creation-date>2025-02-06T17:56:00Z</meta:creation-date>
    <dc:date>2025-02-06T17:56:00Z</dc:date>
    <meta:template xlink:href="Normal.dotm" xlink:type="simple"/>
    <meta:editing-cycles>1</meta:editing-cycles>
    <meta:editing-duration>PT0S</meta:editing-duration>
    <meta:document-statistic meta:page-count="1" meta:paragraph-count="32" meta:word-count="2602" meta:character-count="16362" meta:row-count="114" meta:non-whitespace-character-count="13792"/>
  </office:meta>
</office:document-meta>
</file>